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3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4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7" style:family="paragraph" style:parent-style-name="Standard" style:list-style-name="L1">
      <style:text-properties fo:color="#996600" fo:font-weight="normal" officeooo:rsid="0020f614" officeooo:paragraph-rsid="0020f614" style:font-weight-asian="normal" style:font-weight-complex="normal"/>
    </style:style>
    <style:style style:name="P8" style:family="paragraph" style:parent-style-name="Standard" style:list-style-name="L2">
      <style:text-properties fo:color="#0066cc" fo:font-weight="normal" officeooo:rsid="0020f614" officeooo:paragraph-rsid="0020f614" style:font-weight-asian="normal" style:font-weight-complex="normal"/>
    </style:style>
    <style:style style:name="P9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10" style:family="paragraph" style:parent-style-name="Standard">
      <style:text-properties fo:color="#000000" fo:font-weight="bold" officeooo:rsid="0020f614" officeooo:paragraph-rsid="0020f614" style:font-weight-asian="bold" style:font-weight-complex="bold"/>
    </style:style>
    <style:style style:name="P11" style:family="paragraph" style:parent-style-name="Standard">
      <style:text-properties fo:color="#ff3333" fo:font-weight="bold" officeooo:rsid="0020f614" officeooo:paragraph-rsid="0020f614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officeooo:rsid="0020f61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2b696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b696" style:font-weight-asian="normal" style:font-weight-complex="normal"/>
    </style:style>
    <style:style style:name="T9" style:family="text">
      <style:text-properties style:text-underline-style="none" officeooo:rsid="0022b696"/>
    </style:style>
    <style:style style:name="T10" style:family="text">
      <style:text-properties fo:color="#ff3333" style:text-underline-style="none"/>
    </style:style>
    <style:style style:name="T11" style:family="text">
      <style:text-properties officeooo:rsid="0022b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<text:span text:style-name="T2">1</text:span>L<text:span text:style-name="T3">3</text:span> Notes</text:p>
      <text:p text:style-name="P4"/>
      <text:p text:style-name="P5">Objectives:</text:p>
      <text:list xml:id="list5762467816704060874" text:style-name="L1">
        <text:list-item>
          <text:p text:style-name="P7">Evaluate how the way particles are organized explains the properties of solids.</text:p>
        </text:list-item>
        <text:list-item>
          <text:p text:style-name="P7">Identify the factors that determine the shape of a crystal.</text:p>
        </text:list-item>
        <text:list-item>
          <text:p text:style-name="P7">Explain how allotropes of an element are different.</text:p>
        </text:list-item>
      </text:list>
      <text:p text:style-name="P5"/>
      <text:p text:style-name="P5">Key Concepts:</text:p>
      <text:list xml:id="list718834969191842147" text:style-name="L2">
        <text:list-item>
          <text:p text:style-name="P8">How are the structure and properties of solids related?</text:p>
        </text:list-item>
        <text:list-item>
          <text:p text:style-name="P8">What determines the shape of a crystal?</text:p>
        </text:list-item>
      </text:list>
      <text:p text:style-name="P5"/>
      <text:p text:style-name="P1">Vocabulary / <text:span text:style-name="T1">Important</text:span>:</text:p>
      <text:p text:style-name="P2"/>
      <text:p text:style-name="P11">The general properties of solids reflect the orderly arrangement of their particles and the fixed locations of their particles.</text:p>
      <text:p text:style-name="P2"/>
      <text:p text:style-name="P10">Melting Point</text:p>
      <text:p text:style-name="P10"/>
      <text:p text:style-name="P10"><text:tab/>The <text:span text:style-name="T4">melting point (mp)</text:span><text:span text:style-name="T6"> is the temperature at which a solid changes into a liquid. </text:span><text:span text:style-name="T7">At this <text:tab/>temperature, the disruptive vibrations of the particles are strong enough to overcome the <text:tab/>attractions that hold them in fixed positions.</text:span></text:p>
      <text:p text:style-name="P10"/>
      <text:p text:style-name="P10">..</text:p>
      <text:p text:style-name="P10"/>
      <text:p text:style-name="P10">Crystal</text:p>
      <text:p text:style-name="P10"/>
      <text:p text:style-name="P10"><text:tab/>In a <text:span text:style-name="T4">crystal</text:span><text:span text:style-name="T6">, the particles are arranged in an orderly, repeating, three-dimensional pattern <text:tab/>called a crystal lattice.</text:span></text:p>
      <text:p text:style-name="P10"><text:span text:style-name="T6"/></text:p>
      <text:p text:style-name="P10"><text:span text:style-name="T6"><text:tab/></text:span><text:span text:style-name="T10">The shape of a crystal reflects the arrangement of the particles within the solid.</text:span></text:p>
      <text:p text:style-name="P10"/>
      <text:p text:style-name="P10">..</text:p>
      <text:p text:style-name="P10"/>
      <text:p text:style-name="P11">In general, ionic solids have high melting points because relatively string forces hold them together. By contrast, molecular solids have relatively low melting points.</text:p>
      <text:p text:style-name="P10"/>
      <text:p text:style-name="P10">Unit Cell</text:p>
      <text:p text:style-name="P10"/>
      <text:p text:style-name="P10"><text:tab/>The smallest group of particles within a crystal that retains the geometric shape of the <text:tab/>crystal is known as a <text:span text:style-name="T4">unit cell</text:span><text:span text:style-name="T6">.</text:span></text:p>
      <text:p text:style-name="P10"><text:span text:style-name="T6"/></text:p>
      <text:p text:style-name="P10"><text:span text:style-name="T6"><text:tab/></text:span><text:span text:style-name="T7">A crystal lattice is a repeating array of any one of fourteen kinds of unit cells. There are from <text:tab/>one to four types of unit cells that can be associated ith each crystal system.</text:span></text:p>
      <text:p text:style-name="P10"/>
      <text:p text:style-name="P10">..</text:p>
      <text:p text:style-name="P10"/>
      <text:p text:style-name="P10"/>
      <text:p text:style-name="P10"/>
      <text:p text:style-name="P10"><text:soft-page-break/>Allotropes</text:p>
      <text:p text:style-name="P10"/>
      <text:p text:style-name="P10"><text:tab/><text:span text:style-name="T4">Allotropes</text:span><text:span text:style-name="T6"> are two or more different molecular forms of the same element in the same <text:tab/>physical state. </text:span><text:span text:style-name="T8">Although allotropes are composed of atoms of the same element, they have <text:tab/>different properties because their structures are different.</text:span></text:p>
      <text:p text:style-name="P10"/>
      <text:p text:style-name="P10"><text:s/>..</text:p>
      <text:p text:style-name="P10"/>
      <text:p text:style-name="P10">Amorphous Solid</text:p>
      <text:p text:style-name="P10"/>
      <text:p text:style-name="P10"><text:tab/><text:span text:style-name="T11">An </text:span><text:span text:style-name="T5">amorphous solid</text:span><text:span text:style-name="T9"> lacks an ordered internal structure.</text:span></text:p>
      <text:p text:style-name="P10"/>
      <text:p text:style-name="P10">..</text:p>
      <text:p text:style-name="P10"/>
      <text:p text:style-name="P10">Glass</text:p>
      <text:p text:style-name="P10"/>
      <text:p text:style-name="P10"><text:tab/><text:span text:style-name="T11">A </text:span><text:span text:style-name="T5">glass</text:span><text:span text:style-name="T9"> is a transparent fusion product of inorganic substances that have cooled to a rigid <text:tab/>state without crystalizing. </text:span><text:span text:style-name="T8">Glasses are sometimes called supercooled liquids. </text:span></text:p>
      <text:p text:style-name="P10"/>
      <text:p text:style-name="P10">..</text:p>
      <text:p text:style-name="P10"/>
      <text:p text:style-name="P10"/>
      <text:p text:style-name="P2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5T15:58:56.721376979</dc:date>
    <meta:editing-duration>PT20H23M23S</meta:editing-duration>
    <meta:editing-cycles>9</meta:editing-cycles>
    <meta:generator>LibreOffice/4.4.7.2$Linux_X86_64 LibreOffice_project/40$Build-2</meta:generator>
    <meta:document-statistic meta:table-count="0" meta:image-count="0" meta:object-count="0" meta:page-count="2" meta:paragraph-count="31" meta:word-count="310" meta:character-count="1911" meta:non-whitespace-character-count="1619"/>
  </office:meta>
</office:document-meta>
</file>